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IDFont+F1" svg:font-family="CIDFont+F1"/>
    <style:font-face style:name="CIDFont+F2" svg:font-family="CIDFont+F2"/>
    <style:font-face style:name="CIDFont+F3" svg:font-family="CIDFont+F3"/>
    <style:font-face style:name="CIDFont+F4" svg:font-family="CIDFont+F4"/>
    <style:font-face style:name="CIDfont" svg:font-family="CIDfont"/>
    <style:font-face style:name="Montserrat" svg:font-family="Montserra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fo:color="#000000" style:font-name="CIDFont+F1" fo:font-size="10pt" style:font-name-asian="CIDFont+F1" style:font-size-asian="10pt" style:font-name-complex="CIDFont+F1" style:font-size-complex="10pt"/>
    </style:style>
    <style:style style:name="P2" style:family="paragraph" style:parent-style-name="Standard" style:list-style-name="">
      <style:paragraph-properties fo:text-align="start" style:justify-single-word="false" style:text-autospace="none"/>
      <style:text-properties fo:color="#000000" style:font-name="CIDFont+F1" fo:font-size="11pt" style:font-name-asian="CIDFont+F1" style:font-size-asian="11pt" style:font-name-complex="CIDFont+F1" style:font-size-complex="11pt"/>
    </style:style>
    <style:style style:name="P3" style:family="paragraph" style:parent-style-name="Standard" style:list-style-name="">
      <style:paragraph-properties fo:text-align="start" style:justify-single-word="false" style:text-autospace="none"/>
      <style:text-properties style:font-name="CIDFont+F1" fo:font-size="20pt" style:font-size-asian="20pt" style:font-size-complex="20pt"/>
    </style:style>
    <style:style style:name="P4" style:family="paragraph" style:parent-style-name="Standard" style:list-style-name="">
      <style:paragraph-properties fo:text-align="start" style:justify-single-word="false" style:text-autospace="none"/>
      <style:text-properties fo:font-size="10pt" style:font-size-asian="10pt" style:font-size-complex="10pt"/>
    </style:style>
    <style:style style:name="P5" style:family="paragraph" style:parent-style-name="Standard" style:list-style-name="">
      <style:paragraph-properties fo:text-align="start" style:justify-single-word="false" style:text-autospace="none"/>
      <style:text-properties fo:font-size="16pt" style:font-size-asian="16pt" style:font-size-complex="16pt"/>
    </style:style>
    <style:style style:name="P6" style:family="paragraph" style:parent-style-name="Standard" style:list-style-name="">
      <style:paragraph-properties fo:text-align="start" style:justify-single-word="false" style:text-autospace="none"/>
      <style:text-properties fo:font-size="12pt" style:font-size-asian="12pt" style:font-size-complex="12pt"/>
    </style:style>
    <style:style style:name="P7" style:family="paragraph" style:parent-style-name="Standard" style:list-style-name="">
      <style:paragraph-properties fo:text-align="start" style:justify-single-word="false" style:text-autospace="none"/>
      <style:text-properties fo:font-size="14pt" style:font-size-asian="14pt" style:font-size-complex="14pt"/>
    </style:style>
    <style:style style:name="P8" style:family="paragraph" style:parent-style-name="Standard" style:list-style-name="">
      <style:paragraph-properties fo:text-align="start" style:justify-single-word="false" style:text-autospace="none"/>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color="#0066cd" style:font-name="CIDFont+F2" fo:font-size="11pt" style:font-name-asian="CIDFont+F2" style:font-size-asian="11pt" style:font-name-complex="CIDFont+F2" style:font-size-complex="11pt"/>
    </style:style>
    <style:style style:name="T3" style:family="text">
      <style:text-properties fo:color="#0066cd" style:font-name="CIDFont+F2" style:font-name-asian="CIDFont+F2" style:font-name-complex="CIDFont+F2"/>
    </style:style>
    <style:style style:name="T4" style:family="text">
      <style:text-properties style:font-name="CIDFont+F2" fo:font-size="11pt" style:font-name-asian="CIDFont+F2" style:font-size-asian="11pt" style:font-name-complex="CIDFont+F2" style:font-size-complex="11pt"/>
    </style:style>
    <style:style style:name="T5" style:family="text">
      <style:text-properties fo:color="#000000" style:font-name="CIDFont+F4" style:font-name-asian="CIDFont+F4" style:font-name-complex="CIDFont+F4"/>
    </style:style>
    <style:style style:name="T6" style:family="text">
      <style:text-properties fo:color="#000000" style:font-name-asian="CIDFont+F1" style:font-name-complex="CIDFont+F1"/>
    </style:style>
    <style:style style:name="T7" style:family="text">
      <style:text-properties style:font-name="CIDFont+F1"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Projet 10 : </text:span><text:span text:style-name="T7">Déployez votre application sur un serveur comme un pro !</text:span></text:p>
      <text:p text:style-name="P2"/>
      <text:p text:style-name="P1"><text:span text:style-name="T1">Github : </text:span><text:a xlink:type="simple" xlink:href="https://github.com/Awoodz/Projet10" text:style-name="Internet_20_link" text:visited-style-name="Visited_20_Internet_20_Link"><text:span text:style-name="T2">https://github.com/Awoodz/Projet10</text:span></text:a></text:p>
      <text:p text:style-name="P1"><text:span text:style-name="T4">Serveur :</text:span><text:span text:style-name="T2"> </text:span><text:a xlink:type="simple" xlink:href="http://46.101.112.229/" text:style-name="Internet_20_link" text:visited-style-name="Visited_20_Internet_20_Link">http://46.101.112.229/</text:a></text:p>
      <text:p text:style-name="P2"><text:span text:style-name="T3"/></text:p>
      <text:p text:style-name="P5"><text:span text:style-name="T5">Démarche de création</text:span></text:p>
      <text:p text:style-name="P7"><text:span text:style-name="T5"/></text:p>
      <text:p text:style-name="P7"><text:span text:style-name="T5">Intégration continue (Travis) :</text:span></text:p>
      <text:p text:style-name="P6"><text:span text:style-name="T5"/></text:p>
      <text:p text:style-name="P8"><text:span text:style-name="T5">J'ai commencé le projet en mettant en place l'intégration continue avec Travis. Au départ, tous mes tests rataient car la base de donnée était inexistante. </text:span></text:p>
      <text:p text:style-name="P8"><text:span text:style-name="T5"/></text:p>
      <text:p text:style-name="P8"><text:span text:style-name="T5">Dans mon fichier travis.yml, avant de lancer le script, j'ai donc créé un super utilisateur « root » ainsi qu'une base de donnée « pur_beurre », conformément aux settings de mon application.</text:span></text:p>
      <text:p text:style-name="P8"><text:span text:style-name="T5"/></text:p>
      <text:p text:style-name="P8"><text:span text:style-name="T5">Ensuite, seul mon test utilisant selenium n'était pas validé, l’exécutable de mon webdriver n'étant pas installé. J'ai donc spécifié sur mon fichier que j'utilisais la dernière version stable de chrome (85), et que je voulais installer la version de chromedriver adaptée.</text:span></text:p>
      <text:p text:style-name="P8"><text:span text:style-name="T5"/></text:p>
      <text:p text:style-name="P8"><text:span text:style-name="T5">Le test ne passait toujours pas car chromedriver était introuvable. J'ai donc ajouté le dossier le contenant au PATH. Au push suivant, tous les tests étaient validés.</text:span></text:p>
      <text:p text:style-name="P4"><text:span text:style-name="T5"/></text:p>
      <text:p text:style-name="P7"><text:span text:style-name="T5">Hébergement (Digital Ocean) :</text:span></text:p>
      <text:p text:style-name="P6"><text:span text:style-name="T5"/></text:p>
      <text:p text:style-name="P8"><text:span text:style-name="T5">Afin d'hébergé l'application, j'ai suivi le cours d'OpenClassrooms. Afin de simplifier la tâche, j'ai choisi d'héberger l'application sur Digital Ocean.</text:span></text:p>
      <text:p text:style-name="P8"><text:span text:style-name="T5">j'ai reproduit la création d'un utilisateur, du pare-feu et de l'alerte CPU.</text:span></text:p>
      <text:p text:style-name="P8"><text:span text:style-name="T5">J'utilise les serveurs HTTP Nginx et Gunicorn. J'utilise également Supervisor pour relancer Gunicorn si ce dernier s'arrête de fonctionner.</text:span></text:p>
      <text:p text:style-name="P8"><text:span text:style-name="T5">Mis à part un court délai d'adaptation avec Linux, aucun problème particulier.</text:span></text:p>
      <text:p text:style-name="P8"><text:span text:style-name="T5"/></text:p>
      <text:p text:style-name="P8"><text:span text:style-name="T5">J'ai ensuite utilisé Sentry.io pour obtenir les logs d'erreur de l'application. La première utilisation fût maladroite, car un mauvais caractère saisit lors de l'ajout de Sentry à mon application créa une erreur qui se répéta en boucle jusqu'à ce que Sentry m'informe que j'avais dépassé le quota d'erreur mensuel !</text:span></text:p>
      <text:p text:style-name="P8"><text:span text:style-name="T5"/></text:p>
      <text:p text:style-name="P8"><text:span text:style-name="T5">J'ai donc recréé un projet sur Sentry et remis le code hébergé à jour, sans l'erreur cette fois.</text:span></text:p>
      <text:p text:style-name="P8"><text:span text:style-name="T5"/></text:p>
      <text:p text:style-name="P7"><text:span text:style-name="T5">Crontask :</text:span></text:p>
      <text:p text:style-name="P6"><text:span text:style-name="T5"/></text:p>
      <text:p text:style-name="P8"><text:span text:style-name="T5">Après m'être documenté sur Cron, j'ai compris que je devais ajouter une nouvelle commande à mon application. </text:span></text:p>
      <text:p text:style-name="P8"><text:span text:style-name="T5">Durant le projet 8 j'avais déjà créé une commande (dtb_builder) permettant de créer la base de donnée (en supprimant toute les données produits existantes puis en insérant de nouvelles données).</text:span></text:p>
      <text:p text:style-name="P8"><text:span text:style-name="T5">J'ai donc copié cette commande et l'ai modifié afin qu'elle puisse ajouter des produits n'existant pas (sans destruction d'anciennes données). Cette commande s'appelle dtb_updater. </text:span></text:p>
      <text:p text:style-name="P8"><text:span text:style-name="T5"/></text:p>
      <text:p text:style-name="P8"><text:soft-page-break/><text:span text:style-name="T5">Les premiers essais de crontask échouaient (la commande ne s’exécutait pas) sans que je comprenne pourquoi. J'ai donc fait en sorte qu'un fichier de log soit créé à chaque lancement de la crontask.</text:span></text:p>
      <text:p text:style-name="P8"><text:span text:style-name="T5">J'ai compris que la commande échouait car cron tentait de la lancer en dehors de l'environnement virtuel (et que les modules utilisés par l'application n'étaient pas chargé).</text:span></text:p>
      <text:p text:style-name="P8"><text:span text:style-name="T5">J'ai donc ajouté l'activation de l'environnement virtuel sur ma crontask, cela a réglé le problè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IDFont+F1" svg:font-family="CIDFont+F1"/>
    <style:font-face style:name="CIDFont+F2" svg:font-family="CIDFont+F2"/>
    <style:font-face style:name="CIDFont+F3" svg:font-family="CIDFont+F3"/>
    <style:font-face style:name="CIDFont+F4" svg:font-family="CIDFont+F4"/>
    <style:font-face style:name="CIDfont" svg:font-family="CIDfont"/>
    <style:font-face style:name="Montserrat" svg:font-family="Montserra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12T16:57:23.63</meta:creation-date>
    <meta:document-statistic meta:table-count="0" meta:image-count="0" meta:object-count="0" meta:page-count="2" meta:paragraph-count="23" meta:word-count="434" meta:character-count="2826"/>
    <dc:date>2020-10-12T17:47:15.46</dc:date>
    <meta:editing-duration>PT3M8S</meta:editing-duration>
    <meta:editing-cycles>1</meta:editing-cycles>
    <meta:generator>OpenOffice/4.1.7$Win32 OpenOffice.org_project/417m1$Build-9800</meta:generator>
  </office:meta>
</office:document-meta>
</file>